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26.<text:s/>Write a Prolog Program for fruit and its color using Back Tracking.</text:p>
      <text:p text:style-name="Normal"/>
      <text:p text:style-name="Normal">% Facts: fruit(FruitName, Color)</text:p>
      <text:p text:style-name="Normal"/>
      <text:p text:style-name="Normal">fruit(apple, red).</text:p>
      <text:p text:style-name="Normal">fruit(banana, yellow).</text:p>
      <text:p text:style-name="Normal">fruit(grape, purple).</text:p>
      <text:p text:style-name="Normal">fruit(orange, orange).</text:p>
      <text:p text:style-name="Normal">fruit(kiwi, green).</text:p>
      <text:p text:style-name="Normal">fruit(blueberry, blue).</text:p>
      <text:p text:style-name="Normal">fruit(mango, yellow).</text:p>
      <text:p text:style-name="Normal"/>
      <text:p text:style-name="Normal"/>
      <text:p text:style-name="Normal">Output:</text:p>
      <text:p text:style-name="Normal"/>
      <text:p text:style-name="Normal">F = apple,</text:p>
      <text:p text:style-name="Normal">C = red ;</text:p>
      <text:p text:style-name="Normal"/>
      <text:p text:style-name="Normal">F = banana,</text:p>
      <text:p text:style-name="Normal">C = yellow ;</text:p>
      <text:p text:style-name="Normal"/>
      <text:p text:style-name="Normal">F = grape,</text:p>
      <text:p text:style-name="Normal">C = purple ;</text:p>
      <text:p text:style-name="Normal"/>
      <text:p text:style-name="Normal">F = orange,</text:p>
      <text:p text:style-name="Normal">C = orange ;</text:p>
      <text:p text:style-name="Normal"/>
      <text:p text:style-name="Normal">F = kiwi,</text:p>
      <text:p text:style-name="Normal">C = green ;</text:p>
      <text:p text:style-name="Normal"/>
      <text:p text:style-name="Normal">F = blueberry,</text:p>
      <text:soft-page-break/>
      <text:p text:style-name="Normal">C = blue ;</text:p>
      <text:p text:style-name="Normal"/>
      <text:p text:style-name="Normal">F = mango,</text:p>
      <text:p text:style-name="Normal">C = yellow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6:20:00Z</meta:creation-date>
    <dc:date>2025-07-08T16:21:00Z</dc:date>
    <meta:template xlink:href="Normal.dotm" xlink:type="simple"/>
    <meta:editing-cycles>1</meta:editing-cycles>
    <meta:editing-duration>PT60S</meta:editing-duration>
    <meta:document-statistic meta:page-count="2" meta:paragraph-count="1" meta:word-count="66" meta:character-count="442" meta:row-count="3" meta:non-whitespace-character-count="377"/>
  </office:meta>
</office:document-meta>
</file>